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233E0000272CA8307C41.wmf"/>
  <manifest:file-entry manifest:media-type="" manifest:full-path="Pictures/2000000800006BE7000037EA4201F6FE.wmf"/>
  <manifest:file-entry manifest:media-type="" manifest:full-path="Pictures/2000000800005AF30000136E156454DA.wmf"/>
  <manifest:file-entry manifest:media-type="" manifest:full-path="Pictures/2000000800004BA800002CC0C3B7FAB7.wmf"/>
  <manifest:file-entry manifest:media-type="" manifest:full-path="Pictures/2000000800004CCB0000365DEEA82978.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margin-top="0cm" fo:margin-bottom="0.353cm" fo:line-height="115%" fo:break-before="page" style:text-autospace="none"/>
      <style:text-properties style:font-name="Calibri" fo:font-size="11pt" fo:language="en" fo:country="none" style:font-name-asian="Calibri" style:font-size-asian="11pt" style:font-name-complex="Calibri" style:font-size-complex="11pt"/>
    </style:style>
    <style:style style:name="P2" style:family="paragraph" style:parent-style-name="Standard" style:list-style-name="">
      <style:paragraph-properties fo:margin-top="0cm" fo:margin-bottom="0.353cm" fo:line-height="115%"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3" style:family="paragraph" style:parent-style-name="Standard" style:list-style-name="">
      <style:paragraph-properties fo:margin-top="0cm" fo:margin-bottom="0.353cm" fo:line-height="115%" style:text-autospace="none"/>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P4" style:family="paragraph" style:parent-style-name="Standard" style:list-style-name="">
      <style:paragraph-properties fo:margin-top="0cm" fo:margin-bottom="0.353cm" fo:line-height="115%" style:text-autospace="none"/>
      <style:text-properties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5" style:family="paragraph" style:parent-style-name="Standard" style:list-style-name="">
      <style:paragraph-properties fo:margin-top="0cm" fo:margin-bottom="0.353cm" fo:line-height="115%" style:text-autospace="none"/>
      <style:text-properties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list-style-name="">
      <style:paragraph-properties fo:margin-top="0cm" fo:margin-bottom="0.353cm" fo:line-height="115%" fo:text-align="justify" style:justify-single-word="false" style:text-autospace="none"/>
      <style:text-properties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7" style:family="paragraph" style:parent-style-name="Standard" style:list-style-name="">
      <style:paragraph-properties fo:margin-top="0cm" fo:margin-bottom="0.353cm" fo:line-height="115%" style:text-autospace="none"/>
    </style:style>
    <style:style style:name="P8" style:family="paragraph" style:parent-style-name="Standard" style:list-style-name="">
      <style:paragraph-properties fo:margin-top="0cm" fo:margin-bottom="0.353cm" fo:line-height="115%" fo:text-align="center"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
      <style:paragraph-properties fo:margin-top="0cm" fo:margin-bottom="0.353cm" fo:line-height="115%"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
      <style:paragraph-properties fo:margin-top="0cm" fo:margin-bottom="0.353cm" fo:line-height="115%" style:text-autospace="none"/>
      <style:text-properties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1" style:family="paragraph" style:parent-style-name="Standard" style:list-style-name="">
      <style:paragraph-properties fo:margin-top="0cm" fo:margin-bottom="0.353cm" fo:line-height="115%" style:text-autospace="none"/>
      <style:text-properties style:font-name="Calibri" fo:font-size="11pt"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12" style:family="paragraph" style:parent-style-name="Standard" style:list-style-name="">
      <style:paragraph-properties fo:margin-top="0cm" fo:margin-bottom="0.353cm" fo:line-height="115%" fo:text-align="center" style:justify-single-word="false" style:text-autospace="none"/>
      <style:text-properties style:font-name="Calibri" fo:font-size="11pt"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list-style-name="">
      <style:paragraph-properties fo:margin-top="0cm" fo:margin-bottom="0.353cm" fo:line-height="115%" style:text-autospace="none"/>
      <style:text-properties style:font-name="Calibri" fo:font-size="8pt" fo:language="en" fo:country="none" fo:font-style="normal" fo:font-weight="bold" style:font-name-asian="Calibri" style:font-size-asian="8pt" style:font-style-asian="normal" style:font-weight-asian="bold" style:font-name-complex="Calibri" style:font-size-complex="8pt" style:font-style-complex="normal" style:font-weight-complex="bold"/>
    </style:style>
    <style:style style:name="P14" style:family="paragraph" style:parent-style-name="Standard" style:list-style-name="">
      <style:paragraph-properties fo:margin-top="0cm" fo:margin-bottom="0.353cm" fo:line-height="115%" style:text-autospace="none"/>
      <style:text-properties style:font-name="Calibri" fo:font-size="8pt" fo:language="en" fo:country="none" fo:font-style="normal" fo:font-weight="normal" style:font-name-asian="Calibri" style:font-size-asian="8pt" style:font-style-asian="normal" style:font-weight-asian="normal" style:font-name-complex="Calibri" style:font-size-complex="8pt" style:font-style-complex="normal" style:font-weight-complex="normal"/>
    </style:style>
    <style:style style:name="P15" style:family="paragraph" style:parent-style-name="Standard" style:list-style-name="">
      <style:paragraph-properties fo:margin-left="1.27cm" fo:margin-right="0cm" fo:margin-top="0cm" fo:margin-bottom="0.353cm" fo:line-height="115%" fo:text-indent="0cm" style:auto-text-indent="false" style:text-autospace="none"/>
      <style:text-properties style:font-name="Calibri" fo:font-size="11pt"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16" style:family="paragraph" style:parent-style-name="Standard" style:list-style-name="RTF_5f_Num_20_2">
      <style:paragraph-properties fo:margin-left="0.635cm" fo:margin-right="0cm" fo:margin-top="0cm" fo:margin-bottom="0.353cm" fo:line-height="115%" fo:text-indent="0cm"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17" style:family="paragraph" style:parent-style-name="Standard" style:list-style-name="RTF_5f_Num_20_2">
      <style:paragraph-properties fo:margin-left="0.635cm" fo:margin-right="0cm" fo:margin-top="0cm" fo:margin-bottom="0.353cm" fo:line-height="115%" fo:text-indent="0cm" style:auto-text-indent="false" style:text-autospace="none">
        <style:tab-stops/>
      </style:paragraph-properties>
      <style:text-properties style:font-name="Calibri" fo:font-size="11pt"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18" style:family="paragraph" style:parent-style-name="Standard" style:list-style-name="RTF_5f_Num_20_2">
      <style:paragraph-properties fo:margin-left="0.635cm" fo:margin-right="0cm" fo:margin-top="0cm" fo:margin-bottom="0.353cm" fo:line-height="115%" fo:text-indent="0cm" style:auto-text-indent="false" style:text-autospace="none">
        <style:tab-stops/>
      </style:paragraph-properties>
      <style:text-properties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19" style:family="paragraph" style:parent-style-name="Standard" style:list-style-name="RTF_5f_Num_20_2">
      <style:paragraph-properties fo:margin-left="0.635cm" fo:margin-right="0cm" fo:margin-top="0cm" fo:margin-bottom="0.353cm" fo:line-height="115%" fo:text-indent="0cm" style:auto-text-indent="false" style:text-autospace="none">
        <style:tab-stops/>
      </style:paragraph-properties>
    </style:style>
    <style:style style:name="P20" style:family="paragraph" style:parent-style-name="Standard" style:list-style-name="RTF_5f_Num_20_2">
      <style:paragraph-properties fo:margin-left="1.905cm" fo:margin-right="0cm" fo:margin-top="0cm" fo:margin-bottom="0.353cm" fo:line-height="115%" fo:text-indent="0cm"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1" style:family="paragraph" style:parent-style-name="Standard" style:list-style-name="RTF_5f_Num_20_2">
      <style:paragraph-properties fo:margin-left="3.175cm" fo:margin-right="0cm" fo:margin-top="0cm" fo:margin-bottom="0.353cm" fo:line-height="115%" fo:text-indent="0cm"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T1" style:family="text">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T2" style:family="text">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T3" style:family="text">
      <style:text-properties style:font-name="Calibri" fo:font-size="11pt"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4"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 style:family="text">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T6"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7"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8" style:family="text">
      <style:text-properties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201835" text:style-name="RTF_5f_Num_20_2">
        <text:list-item>
          <text:p text:style-name="P16">Intro</text:p>
        </text:list-item>
        <text:list-item>
          <text:p text:style-name="P16">MVVM Pattern</text:p>
        </text:list-item>
        <text:list-item>
          <text:p text:style-name="P16">Model layer</text:p>
        </text:list-item>
        <text:list-item>
          <text:p text:style-name="P20">General data structures</text:p>
        </text:list-item>
        <text:list-item>
          <text:p text:style-name="P21">Author</text:p>
        </text:list-item>
        <text:list-item>
          <text:p text:style-name="P21">Book</text:p>
        </text:list-item>
        <text:list-item>
          <text:p text:style-name="P21">Catalog</text:p>
        </text:list-item>
        <text:list-item>
          <text:p text:style-name="P20">Downloader threads</text:p>
        </text:list-item>
        <text:list-item>
          <text:p text:style-name="P21">Book downloader thread</text:p>
        </text:list-item>
        <text:list-item>
          <text:p text:style-name="P21">Catalog downloader thread</text:p>
        </text:list-item>
        <text:list-item>
          <text:p text:style-name="P21">File downloader thread</text:p>
        </text:list-item>
        <text:list-item>
          <text:p text:style-name="P21">Links extraction downloader thread</text:p>
        </text:list-item>
        <text:list-item>
          <text:p text:style-name="P20">Search and download managers</text:p>
        </text:list-item>
        <text:list-item>
          <text:p text:style-name="P21">Book search manager</text:p>
        </text:list-item>
        <text:list-item>
          <text:p text:style-name="P21">Catalog manager</text:p>
        </text:list-item>
        <text:list-item>
          <text:p text:style-name="P21">File download manager</text:p>
        </text:list-item>
        <text:list-item>
          <text:p text:style-name="P20">Settings and storage systems</text:p>
        </text:list-item>
        <text:list-item>
          <text:p text:style-name="P21">Library manager</text:p>
        </text:list-item>
        <text:list-item>
          <text:p text:style-name="P21">Settings manager</text:p>
        </text:list-item>
        <text:list-item>
          <text:p text:style-name="P16">View + View Model layers</text:p>
        </text:list-item>
        <text:list-item>
          <text:p text:style-name="P20">Stylesheets system</text:p>
        </text:list-item>
        <text:list-item>
          <text:p text:style-name="P20">General views classes</text:p>
        </text:list-item>
        <text:list-item>
          <text:p text:style-name="P20">Common style window</text:p>
        </text:list-item>
        <text:list-item>
          <text:p text:style-name="P20">Views and their VM-Model interactions</text:p>
        </text:list-item>
        <text:list-item>
          <text:p text:style-name="P21">Search</text:p>
        </text:list-item>
        <text:list-item>
          <text:p text:style-name="P21">Library</text:p>
        </text:list-item>
        <text:list-item>
          <text:p text:style-name="P21">Catalog</text:p>
        </text:list-item>
        <text:list-item>
          <text:p text:style-name="P21">Options</text:p>
        </text:list-item>
      </text:list>
      <text:p text:style-name="P1"/>
      <text:p text:style-name="P2">Вступление</text:p>
      <text:p text:style-name="P7"><text:span text:style-name="T1">*</text:span><text:span text:style-name="T5">Что-нибудь про Qt сюда наверное*</text:span></text:p>
      <text:p text:style-name="P3">Данный проект построен с использованием шаблона проектирования MVVM. Все классы проекта реализуют необходимую логику работы с данными и графического представления в соответствии со структурой данного шаблона. Рассмотрим его подробнее.</text:p>
      <text:p text:style-name="P2">Шаблон MVVM</text:p>
      <text:p text:style-name="P7"><text:span text:style-name="T2">MVVM – </text:span><text:span text:style-name="T6">архитектурный шаблон программирования, базирующийся на известном паттерне MVC. Приложения, построенные с использованием данного шаблона делятся на 3 слоя: модель, представление и модель представления. </text:span></text:p>
      <text:p text:style-name="P9"/>
      <text:p text:style-name="P8"><draw:frame draw:style-name="fr1" draw:name="Графический объект1" text:anchor-type="as-char" svg:width="8.652cm" svg:height="9.627cm" draw:z-index="0"><draw:image xlink:href="Pictures/200000080000233E0000272CA8307C41.wmf" xlink:type="simple" xlink:show="embed" xlink:actuate="onLoad"/></draw:frame></text:p>
      <text:p text:style-name="P8"/>
      <text:p text:style-name="P2">Модель</text:p>
      <text:p text:style-name="P3">Слой модели – относится к классам объектной модели приложения и логике доступа к ним. В классах данного слоя производится хранение данных, загрузка данных, преобразования данных, различные операции и алгоритмы. <text:s/>Слой модели не знает ничего о других уровнях приложения и все его элементы существуют и имеют смысл отдельно от остальных слоев. Таким образом, модель отражает лишь реальные объекты и различную логику их обработки.</text:p>
      <text:p text:style-name="P2">Модель-представления</text:p>
      <text:p text:style-name="P3">Данный слой является промежуточным между моделью и представлением и отвечает за различные преобразования элементов модели и подготовку данных для слоя представления. В классах данного <text:soft-page-break/>слоя находится логика фильтрации элементов модели для различных виджетов, логика подготовки данных, выборки, группировки и другие возможные операции, не изменяющие модель, но выполняющие необходимые операции для нужного логического представления данных модели. Данный слой знает о существовании модели и знает о существовании виджетов (слоя преставления), и связывает эти два уровня</text:p>
      <text:p text:style-name="P2">Представление</text:p>
      <text:p text:style-name="P7"><text:span text:style-name="T6">Данный слой отвечает за графическое отображение данных слоя </text:span><text:span text:style-name="T7">модель-представления</text:span><text:span text:style-name="T8">, описанного выше, и работает исключительно с ним, не зная о существовании слоя </text:span><text:span text:style-name="T7">модель </text:span><text:span text:style-name="T8">и не работая с ним напрямую. Здесь собраны все виджеты, составляющие интерфейс программы. Ни один графический виджет не может содержать никакой логики, и является лишь отображением текущего состояния класса модели представления, относящегося к данному виджету.</text:span></text:p>
      <text:p text:style-name="P10"/>
      <text:p text:style-name="P4">Реализация слоя модели</text:p>
      <text:p text:style-name="P4">Основные структуры данных</text:p>
      <text:p text:style-name="P5">В качестве основных структур данных данного проекта выступают следующие классы:</text:p>
      <text:list xml:id="list41210052" text:continue-numbering="true" text:style-name="RTF_5f_Num_20_2">
        <text:list-item>
          <text:p text:style-name="P17">Book</text:p>
        </text:list-item>
        <text:list-item>
          <text:p text:style-name="P17">Author</text:p>
        </text:list-item>
        <text:list-item>
          <text:p text:style-name="P17">Catalog</text:p>
        </text:list-item>
      </text:list>
      <text:p text:style-name="P10">Book</text:p>
      <text:p text:style-name="P7"><text:span text:style-name="T8">Данный класс содержит в себе структуру данных для книги. Сделано допущение, что книга первоначально создается на каком-либо сервере и поэтому на различных серверах схожие книги могут различаться. Поэтому у книги создано поле </text:span><text:span text:style-name="T4">«</text:span><text:span text:style-name="T8">Сервер</text:span><text:span text:style-name="T4">»</text:span></text:p>
      <text:p text:style-name="P5">Основные поля данного класса отражают основные характеристики книги:</text:p>
      <text:list xml:id="list41222513" text:continue-numbering="true" text:style-name="RTF_5f_Num_20_2">
        <text:list-item>
          <text:p text:style-name="P18">Имя сервера, где книга была создана</text:p>
        </text:list-item>
        <text:list-item>
          <text:p text:style-name="P18">Заголовок </text:p>
        </text:list-item>
        <text:list-item>
          <text:p text:style-name="P18">Авторы</text:p>
        </text:list-item>
        <text:list-item>
          <text:p text:style-name="P18">Язык</text:p>
        </text:list-item>
        <text:list-item>
          <text:p text:style-name="P18">Краткое описание</text:p>
        </text:list-item>
        <text:list-item>
          <text:p text:style-name="P18">Ссылка на обложку</text:p>
        </text:list-item>
        <text:list-item>
          <text:p text:style-name="P18">Формат книги</text:p>
        </text:list-item>
        <text:list-item>
          <text:p text:style-name="P18">Содержимое книги</text:p>
        </text:list-item>
        <text:list-item>
          <text:p text:style-name="P18">Даты обновления, выпуска, издания</text:p>
        </text:list-item>
      </text:list>
      <text:p text:style-name="P15"><text:soft-page-break/></text:p>
      <text:p text:style-name="P10">Author</text:p>
      <text:p text:style-name="P5">Данный класс содержит в себе структуру данных для автора книги.</text:p>
      <text:p text:style-name="P5">Основные поля данного класса отражают основные характеристики автора книги:</text:p>
      <text:list xml:id="list41196641" text:continue-numbering="true" text:style-name="RTF_5f_Num_20_2">
        <text:list-item>
          <text:p text:style-name="P18">Имя автора</text:p>
        </text:list-item>
        <text:list-item>
          <text:p text:style-name="P18">Ссылка на страницу автора</text:p>
        </text:list-item>
      </text:list>
      <text:p text:style-name="P15"/>
      <text:p text:style-name="P10">Catalog</text:p>
      <text:p text:style-name="P5">Данный класс содержит в себе структуру данных и логику работы для каталога. Каталог представляет из себя коллекцию книг, объединенную в группу по некоторому признаку (например тематика или новизна).</text:p>
      <text:p text:style-name="P5">Каждый каталог содержит в себе другие дочерние каталоги либо же книги. Изначально, каталог не заполнен данными и в графических виджетах пользователь лишь видит его имя и имеет возможность войти в него. При запросе на вход в каталог – его содержимое извлекается менеджером загрузки из списка URL-ов, относящегося к данному каталогу. О механизмах загрузки и парсинга будет рассказано далее.</text:p>
      <text:p text:style-name="P5">Основные поля данного класса отражают основные характеристики каталога:</text:p>
      <text:list xml:id="list41198755" text:continue-numbering="true" text:style-name="RTF_5f_Num_20_2">
        <text:list-item>
          <text:p text:style-name="P18">Родительский каталог</text:p>
        </text:list-item>
        <text:list-item>
          <text:p text:style-name="P18">Дочерние каталоги\книги</text:p>
        </text:list-item>
        <text:list-item>
          <text:p text:style-name="P18">Имя каталога</text:p>
        </text:list-item>
        <text:list-item>
          <text:p text:style-name="P18">Описание содержимого каталога</text:p>
        </text:list-item>
        <text:list-item>
          <text:p text:style-name="P18">Список URL-ов, используемых для получения содержимого данного каталога</text:p>
        </text:list-item>
      </text:list>
      <text:p text:style-name="P5">Основные методы класса каталога, используемые другими менеджерами модели:</text:p>
      <text:list xml:id="list41197805" text:continue-numbering="true" text:style-name="RTF_5f_Num_20_2">
        <text:list-item>
          <text:p text:style-name="P18">Добавление книг\каталогов</text:p>
        </text:list-item>
        <text:list-item>
          <text:p text:style-name="P18">Добавление URL-ов, используемых для получения содержимого</text:p>
        </text:list-item>
        <text:list-item>
          <text:p text:style-name="P18">Задание параметров парсинга</text:p>
        </text:list-item>
      </text:list>
      <text:p text:style-name="P4">Потоки загрузки</text:p>
      <text:p text:style-name="P5">Различные менеджеры загрузок, которые будут рассмотрены далее, используют для загрузки данных из сети с использованием специальных классов загрузчиков – наследников класса DownloaderThread. </text:p>
      <text:p text:style-name="P11"><text:soft-page-break/><draw:frame draw:style-name="fr1" draw:name="Графический объект2" text:anchor-type="as-char" svg:width="16.408cm" svg:height="3.501cm" draw:z-index="1"><draw:image xlink:href="Pictures/2000000800005AF30000136E156454DA.wmf" xlink:type="simple" xlink:show="embed" xlink:actuate="onLoad"/></draw:frame></text:p>
      <text:p text:style-name="P5">Данный класс предоставляет возможность задать параметры скачивания (ссылка для скачивания, сервер, порт), начать\остановить закачку. Это выполняется при помощи конструктора класса</text:p>
      <text:list xml:id="list41208913" text:continue-numbering="true" text:style-name="RTF_5f_Num_20_2">
        <text:list-item>
          <text:p text:style-name="P17">DownloaderThread(QString downloadServerUrl, QString downloadBooksRequestUrl)</text:p>
        </text:list-item>
      </text:list>
      <text:p text:style-name="P5">и <text:s/>следующих методов:</text:p>
      <text:list xml:id="list41225004" text:continue-numbering="true" text:style-name="RTF_5f_Num_20_2">
        <text:list-item>
          <text:p text:style-name="P17">int startDownloading(QString searchRequest);</text:p>
        </text:list-item>
        <text:list-item>
          <text:p text:style-name="P17">void abort();</text:p>
        </text:list-item>
      </text:list>
      <text:p text:style-name="P7"><text:span text:style-name="T3"><text:s/></text:span><text:span text:style-name="T8">При завершении (успешном или нет) закачки, необходимые сигналы обрабатываются и вызываются следующие методы:</text:span></text:p>
      <text:list xml:id="list41215646" text:continue-numbering="true" text:style-name="RTF_5f_Num_20_2">
        <text:list-item>
          <text:p text:style-name="P17">virtual void parseReceivedData(int requestId);</text:p>
        </text:list-item>
        <text:list-item>
          <text:p text:style-name="P17">virtual void parseError(int requestId);</text:p>
        </text:list-item>
      </text:list>
      <text:p text:style-name="P5">Данные методы – виртуальные и должны перегружаться дочерними классами, наследующимися от данного. Реализация данных методов зависит от того, что загружается при помощи потока загрузки и как это необходимо обработать.</text:p>
      <text:p text:style-name="P4">Поток загрузки книг – класс BookDownloader</text:p>
      <text:p text:style-name="P5">Данный класс реализует функциональность получения книг при использовании поиска на заданном сервере, обработки и парсинга полученных данных и преобразовании их в экземпляры класса Book для дальнейшего использования приложением. Его основные методы:</text:p>
      <text:list xml:id="list41204598" text:continue-numbering="true" text:style-name="RTF_5f_Num_20_2">
        <text:list-item>
          <text:p text:style-name="P19"><text:span text:style-name="T3">void startDownloadingBooks(QString searchRequest) – </text:span><text:span text:style-name="T8">начинает загрузку книг на сервере, заданном при создании данного загрузчика, передавая searchRequest в качестве запроса на данный сервер.</text:span></text:p>
        </text:list-item>
        <text:list-item>
          <text:p text:style-name="P19"><text:span text:style-name="T3">void getMore() – </text:span><text:span text:style-name="T8">получает следующий блок книг, если результаты предыдущего запроса содержат несколько таких блоков.</text:span></text:p>
        </text:list-item>
      </text:list>
      <text:p text:style-name="P5">Основной сигнал данного класса: </text:p>
      <text:list xml:id="list41204193" text:continue-numbering="true" text:style-name="RTF_5f_Num_20_2">
        <text:list-item>
          <text:p text:style-name="P19"><text:span text:style-name="T3">void downloadFinished(bool success, QVector&lt;Book*&gt;* gotBooks) – </text:span><text:span text:style-name="T8">вызывается при завершении запроса и парсинга. Флаг success говорит об успешности всех операций, а вектор gotBooks содержит полученные книги от сервера, преобразованные в объекты типа Book для дальнейшего использования.</text:span></text:p>
        </text:list-item>
      </text:list>
      <text:p text:style-name="P4">Поток загрузки каталогов – класс CatalogDownloader</text:p>
      <text:p text:style-name="P5">Данный класс реализует функциональность получения каталогов на заданном сервере, обработки и <text:soft-page-break/>парсинга полученных данных и преобразовании их в экземпляры класса Catalog для дальнейшего использования приложением. Его основные методы:</text:p>
      <text:list xml:id="list41218169" text:continue-numbering="true" text:style-name="RTF_5f_Num_20_2">
        <text:list-item>
          <text:p text:style-name="P19"><text:span text:style-name="T3">void startDownloadingCatalog(QString searchRequest, Catalog* parseCatalog) – </text:span><text:span text:style-name="T8">начинает загрузку каталога на сервере, заданном при создании данного загрузчика, передавая searchRequest в качестве пути для получения данных данного каталога, а parseCatalog в качестве контейнера для заполнения полученными от сервера результатами.</text:span></text:p>
        </text:list-item>
      </text:list>
      <text:p text:style-name="P5">Основной сигнал данного класса: </text:p>
      <text:list xml:id="list41221398" text:continue-numbering="true" text:style-name="RTF_5f_Num_20_2">
        <text:list-item>
          <text:p text:style-name="P19"><text:span text:style-name="T3">void downloadFinished(bool success, Catalog* downloadedCatalog) – </text:span><text:span text:style-name="T8">вызывается при завершении запроса и парсинга. Флаг success говорит об успешности всех операций, а объект Catalog содержит каталог, который был обработан и заполнен (в случае success = true) в результате работы запроса данного потока закачки.</text:span></text:p>
        </text:list-item>
      </text:list>
      <text:p text:style-name="P4">Поток загрузки файлов – класс FileDownloader</text:p>
      <text:p text:style-name="P5">Данный класс реализует функциональность загрузки файлов. Его основные методы:</text:p>
      <text:list xml:id="list41202751" text:continue-numbering="true" text:style-name="RTF_5f_Num_20_2">
        <text:list-item>
          <text:p text:style-name="P19"><text:span text:style-name="T3">int startDownloadingFile(QString url, QString filename, bool autoOpen) – </text:span><text:span text:style-name="T8">начинает загрузку файла на сервере, заданном при создании данного загрузчика, передавая url в качестве пути запроса к файла на данный сервер, filename – в качестве локального пути сохранения файла, а флаг autopen – в качестве флага указания для автоматического открытия после закачки.</text:span></text:p>
        </text:list-item>
      </text:list>
      <text:p text:style-name="P5">Основной сигнал данного класса: </text:p>
      <text:list xml:id="list41217336" text:continue-numbering="true" text:style-name="RTF_5f_Num_20_2">
        <text:list-item>
          <text:p text:style-name="P19"><text:span text:style-name="T3">void downloadFinished(bool success, QString filename, int requestId) – </text:span><text:span text:style-name="T8">вызывается при завершении запроса и парсинга. Флаг success говорит об успешности всех операций, filename указывает на путь, куда был сохранен файл, а requestId указывает на идентификатор запроса, использующийся для обработки данных операций на уровне вышестоящих менеджеров (например для борьбы с одновременными повторными запросами к одному и тому-же файлу).</text:span></text:p>
        </text:list-item>
      </text:list>
      <text:p text:style-name="P4">Менеджеры работы с сетью</text:p>
      <text:p text:style-name="P5">Центральными классами в слое модели – являются менеджеры работы с сетью – BookSearchManager, CatalogManager, FileDownloadManager. Они являются классами, стоящими над уровнем классов загрузчиков и агрегируют в себе их экземпляры, используя их для выполнения логики работы с многими серверами. Каждый менеджер предоставляет интерфейс, позволяющий не заботиться о проблемах подключения, выбора серверов, объединения данных и дающий возможность работать с объединенными коллекциями данных, а также предоставляющий дополнительную функциональность пост-обработки загруженных данных и другие групповые операции, полностью энкапсулируя в себе сетевую логику.</text:p>
      <text:p text:style-name="P4">Менеджер загрузки книг – BookSearchManager</text:p>
      <text:p text:style-name="P5">Данный менеджер объединяет в себе набор из загрузчиков книг – BookDownloader и предоставляет интерфейс для групповых операций над данными загрузчиками, таким образом давая возможность выполнять такие действия, как например поиск по всем серверам, заданным в системе.</text:p>
      <text:p text:style-name="P12"><text:soft-page-break/><draw:frame draw:style-name="fr1" draw:name="Графический объект3" text:anchor-type="as-char" svg:width="13.286cm" svg:height="7.863cm" draw:z-index="2"><draw:image xlink:href="Pictures/2000000800004BA800002CC0C3B7FAB7.wmf" xlink:type="simple" xlink:show="embed" xlink:actuate="onLoad"/></draw:frame></text:p>
      <text:p text:style-name="P6">При начале группового запроса поиска менеджер начинает получать все результаты поиска со всех серверов, пока они доступны (пока сервер указывает, что есть еще блоки данных для докачки). Остановить данный процесс можно методом stop(). При получении очередного блока книг – вызываются соответствующие сигналы и оповещаются классы модели-представления.</text:p>
      <text:p text:style-name="P5">Основные методы данного класса:</text:p>
      <text:list xml:id="list41223847" text:continue-numbering="true" text:style-name="RTF_5f_Num_20_2">
        <text:list-item>
          <text:p text:style-name="P19"><text:span text:style-name="T3">void startSearch(QString searchRequest) – </text:span><text:span text:style-name="T8">начать групповой поиск книг</text:span></text:p>
        </text:list-item>
        <text:list-item>
          <text:p text:style-name="P19"><text:span text:style-name="T3">void getMore() – </text:span><text:span text:style-name="T8">выполнить групповую операцию получения следующего блока книг</text:span></text:p>
        </text:list-item>
        <text:list-item>
          <text:p text:style-name="P19"><text:span text:style-name="T3">void stop() – </text:span><text:span text:style-name="T8">остановить получение книг.</text:span></text:p>
        </text:list-item>
      </text:list>
      <text:p text:style-name="P5">Основные сигналы данного класса:</text:p>
      <text:list xml:id="list41193066" text:continue-numbering="true" text:style-name="RTF_5f_Num_20_2">
        <text:list-item>
          <text:p text:style-name="P19"><text:span text:style-name="T3">void booksChanged(QVector&lt;Book*&gt;&amp; books) – </text:span><text:span text:style-name="T8">вызывается при изменении набора книг (докачке)</text:span></text:p>
        </text:list-item>
        <text:list-item>
          <text:p text:style-name="P19"><text:span text:style-name="T3">void booksAvailabilityChanged(bool availability) – </text:span><text:span text:style-name="T8">вызывается при изменении статуса наличия книг (по некоторым запросам может не быть результатов, что вызовет этот сигнал с параметром false)</text:span></text:p>
        </text:list-item>
        <text:list-item>
          <text:p text:style-name="P19"><text:span text:style-name="T3">void downloadFinished() – </text:span><text:span text:style-name="T8">вызывается при завершении закачки книг.</text:span></text:p>
        </text:list-item>
      </text:list>
      <text:p text:style-name="P4">Менеджер загрузки каталогов – CatalogManager</text:p>
      <text:p text:style-name="P5">Данный менеджер объединяет в себе набор из загрузчиков каталогов – CatalogDownloader и предоставляет интерфейс для групповых операций над данными загрузчиками, давая возможность выполнять такие действия, как например получение содержимого похожих каталогов (к примеру, New books) с различных серверов и объединения их в один или же параллельного получения содержимого различных каталогов.</text:p>
      <text:p text:style-name="P12"><text:soft-page-break/><draw:frame draw:style-name="fr1" draw:name="Графический объект4" text:anchor-type="as-char" svg:width="13.508cm" svg:height="9.564cm" draw:z-index="3"><draw:image xlink:href="Pictures/2000000800004CCB0000365DEEA82978.wmf" xlink:type="simple" xlink:show="embed" xlink:actuate="onLoad"/></draw:frame></text:p>
      <text:p text:style-name="P5">Данный менеджер выполняет ряд основных задач:</text:p>
      <text:list xml:id="list41212029" text:continue-numbering="true" text:style-name="RTF_5f_Num_20_2">
        <text:list-item>
          <text:p text:style-name="P18">Предоставляет интерфейс для загрузки содержимого каталога</text:p>
        </text:list-item>
        <text:list-item>
          <text:p text:style-name="P18">Выполняет автоматический поиск групп <text:s/>тематических каталогов (таких, как New\Recent books) и объединение их для последующей обработки</text:p>
        </text:list-item>
        <text:list-item>
          <text:p text:style-name="P18">Предоставляет средства для навигации по дереву каталогов</text:p>
        </text:list-item>
      </text:list>
      <text:p text:style-name="P5">Основные методы данного класса:</text:p>
      <text:list xml:id="list41221859" text:continue-numbering="true" text:style-name="RTF_5f_Num_20_2">
        <text:list-item>
          <text:p text:style-name="P19"><text:span text:style-name="T3">Catalog* getCatalogRoot() –</text:span><text:span text:style-name="T8">получение корня дерева каталогов</text:span></text:p>
        </text:list-item>
        <text:list-item>
          <text:p text:style-name="P19"><text:span text:style-name="T3">void openRoot() – </text:span><text:span text:style-name="T8">открытие дерева корня каталогов</text:span></text:p>
        </text:list-item>
        <text:list-item>
          <text:p text:style-name="P19"><text:span text:style-name="T3">void goUpLevel() – </text:span><text:span text:style-name="T8">навигация </text:span><text:span text:style-name="T4">«</text:span><text:span text:style-name="T8">вверх</text:span><text:span text:style-name="T4">» </text:span><text:span text:style-name="T8">по дереву каталогов</text:span></text:p>
        </text:list-item>
        <text:list-item>
          <text:p text:style-name="P19"><text:span text:style-name="T3">void goBack() – </text:span><text:span text:style-name="T8">навигация </text:span><text:span text:style-name="T4">«</text:span><text:span text:style-name="T8">назад</text:span><text:span text:style-name="T4">» </text:span><text:span text:style-name="T8">по дереву каталогов</text:span></text:p>
        </text:list-item>
        <text:list-item>
          <text:p text:style-name="P19"><text:span text:style-name="T3">void goForward() – </text:span><text:span text:style-name="T8">навигация </text:span><text:span text:style-name="T4">«</text:span><text:span text:style-name="T8">вперед</text:span><text:span text:style-name="T4">» </text:span><text:span text:style-name="T8">по дереву каталогов</text:span></text:p>
        </text:list-item>
        <text:list-item>
          <text:p text:style-name="P19"><text:span text:style-name="T3">void openCatalog(Catalog* catalog) – </text:span><text:span text:style-name="T8">открытие заданного каталога (и получение его содержимого, если оно не было сделано раньше)</text:span></text:p>
        </text:list-item>
        <text:list-item>
          <text:p text:style-name="P19"><text:span text:style-name="T3">bool goBackAvailable() – </text:span><text:span text:style-name="T8">флаг наличия возможности навигации </text:span><text:span text:style-name="T4">«</text:span><text:span text:style-name="T8">назад</text:span><text:span text:style-name="T4">»</text:span></text:p>
        </text:list-item>
        <text:list-item>
          <text:p text:style-name="P19"><text:span text:style-name="T3">bool goForwardAvailable() – </text:span><text:span text:style-name="T8">флаг наличия возможности навигации </text:span><text:span text:style-name="T4">«</text:span><text:span text:style-name="T8">вперед</text:span><text:span text:style-name="T4">»</text:span></text:p>
        </text:list-item>
        <text:list-item>
          <text:p text:style-name="P19"><text:span text:style-name="T3">bool goUpAvailable() – </text:span><text:span text:style-name="T8">флаг наличия возможности навигации </text:span><text:span text:style-name="T4">«</text:span><text:span text:style-name="T8">вверх</text:span><text:span text:style-name="T4">»</text:span></text:p>
        </text:list-item>
      </text:list>
      <text:p text:style-name="P15"/>
      <text:p text:style-name="P5">Основные сигналы данного класса:</text:p>
      <text:p text:style-name="P11"><text:soft-page-break/></text:p>
      <text:list xml:id="list41207006" text:continue-numbering="true" text:style-name="RTF_5f_Num_20_2">
        <text:list-item>
          <text:p text:style-name="P19"><text:span text:style-name="T3">void catalogRootChanged() – </text:span><text:span text:style-name="T8">сигнал изменения корневого каталога</text:span></text:p>
        </text:list-item>
        <text:list-item>
          <text:p text:style-name="P19"><text:span text:style-name="T3">void catalogContentsParsed(Catalog* catalog) – </text:span><text:span text:style-name="T8">сигнал завершения парсинга содержимого каталога</text:span></text:p>
        </text:list-item>
        <text:list-item>
          <text:p text:style-name="P19"><text:span text:style-name="T3">void currentCatalogChanged(Catalog* catalog) – </text:span><text:span text:style-name="T8">сигнал изменения текущего каталога в дереве навигации</text:span></text:p>
        </text:list-item>
        <text:list-item>
          <text:p text:style-name="P19"><text:span text:style-name="T3">void goUpAvailabilityChanged(bool newValue) – </text:span><text:span text:style-name="T8">сигнал изменения флага возможности перехода </text:span><text:span text:style-name="T4">«</text:span><text:span text:style-name="T8">вверх</text:span><text:span text:style-name="T4">» </text:span><text:span text:style-name="T8">по дереву навигации</text:span></text:p>
        </text:list-item>
        <text:list-item>
          <text:p text:style-name="P19"><text:span text:style-name="T3">void goBackAvailabilityChanged(bool newValue) - </text:span><text:span text:style-name="T8">сигнал изменения флага возможности перехода </text:span><text:span text:style-name="T4">«</text:span><text:span text:style-name="T8">назад</text:span><text:span text:style-name="T4">» </text:span><text:span text:style-name="T8">по дереву навигации</text:span></text:p>
        </text:list-item>
        <text:list-item>
          <text:p text:style-name="P19"><text:span text:style-name="T3">void goForwardAvailabilityChanged(bool newValue) - </text:span><text:span text:style-name="T8">сигнал изменения флага возможности перехода </text:span><text:span text:style-name="T4">«</text:span><text:span text:style-name="T8">вперед</text:span><text:span text:style-name="T4">» </text:span><text:span text:style-name="T8">по дереву навигации</text:span></text:p>
        </text:list-item>
      </text:list>
      <text:p text:style-name="P4">Менеджер загрузки файлов – FileDownloadManager</text:p>
      <text:p text:style-name="P5">Данный менеджер объединяет в себе набор из загрузчиков файлов – FileDownloader и предоставляет интерфейс для групповых операций над данными загрузчиками, таким образом давая возможность выполнять такие действия, как например независимая параллельная закачка файлов книг или обложек.</text:p>
      <text:p text:style-name="P7"><text:span text:style-name="T3">* </text:span><text:span text:style-name="T8">сюда схему работы *</text:span></text:p>
      <text:p text:style-name="P5">Данный менеджер предназначен как для закачки файлов книг, так и для закачки обложек или любых других файлов. Также он отвечает за хранение закачанных файлов и имеет соответствующие методы для получения путей хранения, открытия файлов и т.п.</text:p>
      <text:p text:style-name="P5">Основные методы данного класса:</text:p>
      <text:list xml:id="list41202531" text:continue-numbering="true" text:style-name="RTF_5f_Num_20_2">
        <text:list-item>
          <text:p text:style-name="P19"><text:span text:style-name="T3">QString getReadDefaultLocation() – </text:span><text:span text:style-name="T8">получить стандартный путь сохранения файлов</text:span></text:p>
        </text:list-item>
        <text:list-item>
          <text:p text:style-name="P19"><text:span text:style-name="T3">QString getCoverDir() – </text:span><text:span text:style-name="T8">получить путь директории для сохранения обложек</text:span></text:p>
        </text:list-item>
        <text:list-item>
          <text:p text:style-name="P19"><text:span text:style-name="T3">int downloadCover(QString urlStr, QIODevice* out) – </text:span><text:span text:style-name="T8">метод скачивания обложки</text:span></text:p>
        </text:list-item>
        <text:list-item>
          <text:p text:style-name="P19"><text:span text:style-name="T3">int downloadBook(const Book&amp; book, const QString&amp; filename, const QString&amp; format) – </text:span><text:span text:style-name="T8">метод скачивания книги</text:span></text:p>
        </text:list-item>
        <text:list-item>
          <text:p text:style-name="P19"><text:span text:style-name="T3">int readBook(const Book&amp; book, const QString&amp; filename, const QString&amp; format) – </text:span><text:span text:style-name="T8">чтение (открытие стандартной программой по умолчанию) скаченного файла книги</text:span></text:p>
        </text:list-item>
      </text:list>
      <text:p text:style-name="P5">Основные сигналы данного класса:</text:p>
      <text:list xml:id="list41198261" text:continue-numbering="true" text:style-name="RTF_5f_Num_20_2">
        <text:list-item>
          <text:p text:style-name="P19"><text:span text:style-name="T3">void downloadBookFinished(bool, int) – </text:span><text:span text:style-name="T8">сигнал завершения закачки книги</text:span></text:p>
        </text:list-item>
        <text:list-item>
          <text:p text:style-name="P19"><text:span text:style-name="T3">void coverRequestFinished(int, bool) – </text:span><text:span text:style-name="T8">сигнал завершения закачки обложки</text:span></text:p>
        </text:list-item>
      </text:list>
      <text:p text:style-name="P4"><text:soft-page-break/>Система хранения настроек</text:p>
      <text:p text:style-name="P5">Данное приложение имеет ряд хранимых настроек, таких как: список серверов, пути закачек, пути парсинга каталогов, предпочтительные форматы для закачки, путь хранения файлов библиотеки, адрес прокси сервера, число выводимых книг на страницу и т.п. Данные настройки хранятся в специальных файлах с использованием стандартного класса QSettings.</text:p>
      <text:p text:style-name="P5">На уровне приложения с данным классов работает менеджер SettingsManager, дополняя его необходимой функциональностью по заданию хранимых настроек, представлению интерфейса для их программного изменения (избавляя от необходимости заботиться о нижнем уровне <text:s/>работы непосредственно с файлами и записями – уровне QSettings).</text:p>
      <text:p text:style-name="P5">Основные методы данного класса задают и считывают текущие значения основных настроек, такие как:</text:p>
      <text:list xml:id="list41217947" text:continue-numbering="true" text:style-name="RTF_5f_Num_20_2">
        <text:list-item>
          <text:p text:style-name="P17">void setBooksOnPage(int newValue);</text:p>
        </text:list-item>
        <text:list-item>
          <text:p text:style-name="P17">int getBooksOnPage();</text:p>
        </text:list-item>
        <text:list-item>
          <text:p text:style-name="P17">void setProxy(QString newValue);</text:p>
        </text:list-item>
        <text:list-item>
          <text:p text:style-name="P17">QString getProxy();</text:p>
        </text:list-item>
        <text:list-item>
          <text:p text:style-name="P17">void setProxyPort(int newValue);</text:p>
        </text:list-item>
        <text:list-item>
          <text:p text:style-name="P17">int getProxyPort();</text:p>
        </text:list-item>
      </text:list>
      <text:p text:style-name="P5">и другие.</text:p>
      <text:p text:style-name="P11"/>
      <text:p text:style-name="P4">Модуль работы с библиотекой – класс LibraryManager</text:p>
      <text:p text:style-name="P5">Данный класс энкапсулирует логику работы библиотеки – коллекции хранимых на файловой системе книг, сериализованных в формат xml. Данный менеджер предоставляет интерфейс для добавления или удаления книги из библиотеки, реализует сохранение и загрузку, получение текущих книг в библиотеке.</text:p>
      <text:p text:style-name="P5">Основные методы класса:</text:p>
      <text:list xml:id="list41195014" text:continue-numbering="true" text:style-name="RTF_5f_Num_20_2">
        <text:list-item>
          <text:p text:style-name="P19"><text:span text:style-name="T3">void addBookToLibrary(Book* newBook) – </text:span><text:span text:style-name="T8">Добавление книги в библиотеку</text:span></text:p>
        </text:list-item>
        <text:list-item>
          <text:p text:style-name="P19"><text:span text:style-name="T3">void removeBookFromLibrary(Book* newBook) – </text:span><text:span text:style-name="T8">Удаление книги из библиотеки</text:span></text:p>
        </text:list-item>
        <text:list-item>
          <text:p text:style-name="P19"><text:span text:style-name="T3">void openLibrary() – </text:span><text:span text:style-name="T8">выполняет начальную загрузку библиотеки при старте приложения или же при изменении пути библиотеки (он может выбирать динамически в ходе работы приложения)</text:span></text:p>
        </text:list-item>
      </text:list>
      <text:p text:style-name="P5">Основные сигналы:</text:p>
      <text:list xml:id="list41198177" text:continue-numbering="true" text:style-name="RTF_5f_Num_20_2">
        <text:list-item>
          <text:p text:style-name="P19"><text:span text:style-name="T3">void booksChanged(QVector&lt;Book*&gt;&amp; books) – </text:span><text:span text:style-name="T8">сигнал изменения состава библиотеки</text:span></text:p>
        </text:list-item>
        <text:list-item>
          <text:p text:style-name="P19"><text:span text:style-name="T3">void booksAvailabilityChanged(bool availability) – </text:span><text:span text:style-name="T8">сигнал изменения флага наличия книг в </text:span><text:soft-page-break/><text:span text:style-name="T8">библиотеке</text:span></text:p>
        </text:list-item>
      </text:list>
      <text:p text:style-name="P4">Слои модели и модели представления</text:p>
      <text:p text:style-name="P5">В соответствии с идеологией MVVM – классы слоев модели и модели представления обычно работают парами и класс представления обычно имеет соответствующий ему класс модели представления, который подготавливает для него данные. Хотя есть и исключения, ведь в общем случае на один класс модели представления может ссылаться несколько классов представления. </text:p>
      <text:p text:style-name="P4">Основные классы представления</text:p>
      <text:p text:style-name="P5">Все виджеты данного слоя – наследуются от класса StandardView, имеющего следующий вид:</text:p>
      <text:p text:style-name="P13">class StandardView : public QWidget</text:p>
      <text:p text:style-name="P13">{</text:p>
      <text:p text:style-name="P13"><text:s text:c="4"/>Q_OBJECT</text:p>
      <text:p text:style-name="P13"><text:s text:c="4"/>public:</text:p>
      <text:p text:style-name="P13"><text:s text:c="8"/>StandardView(QWidget* parent);</text:p>
      <text:p text:style-name="P13"><text:s text:c="8"/>~StandardView();</text:p>
      <text:p text:style-name="P13">protected:</text:p>
      <text:p text:style-name="P13"><text:s text:c="8"/>virtual void createComponents();</text:p>
      <text:p text:style-name="P13"><text:s text:c="8"/>virtual void layoutComponents();</text:p>
      <text:p text:style-name="P13"><text:s text:c="8"/>virtual void setWindowParameters();</text:p>
      <text:p text:style-name="P13"><text:s text:c="8"/>virtual void setConnections();</text:p>
      <text:p text:style-name="P13"><text:s text:c="8"/>virtual void initialize();</text:p>
      <text:p text:style-name="P13">};</text:p>
      <text:p text:style-name="P5">Цель данного класса – привести все виджеты и их логику к единообразному виду, разделив их функциональность на 4 блока:</text:p>
      <text:list xml:id="list41208248" text:continue-numbering="true" text:style-name="RTF_5f_Num_20_2">
        <text:list-item>
          <text:p text:style-name="P18">создание компонент – в этом блоке инициализируются все графические объекты, такие как QLabel, QIcon, и т.п.</text:p>
        </text:list-item>
        <text:list-item>
          <text:p text:style-name="P18">расположение компонент – здесь задаются различные Layout-ы и взаимное расположение всех компонент, созданных на предыдущем этапе</text:p>
        </text:list-item>
        <text:list-item>
          <text:p text:style-name="P18">задание общих параметров окна – в этом блоке задаются общие параметры окна, такие, как ширина, высота, стилевая таблица (будет описано далее)</text:p>
        </text:list-item>
        <text:list-item>
          <text:p text:style-name="P18">задание соединений – здесь задаются соединения сигналов и слотов данного виджета и соответствующего ему класса модели представления</text:p>
        </text:list-item>
      </text:list>
      <text:p text:style-name="P5">Для создания любого виджета в рамках данной архитектуры выполняется строгий набор действий:</text:p>
      <text:list xml:id="list41209083" text:continue-numbering="true" text:style-name="RTF_5f_Num_20_2">
        <text:list-item>
          <text:p text:style-name="P18">Задание соответствующего класса модели представления в конструкторе</text:p>
        </text:list-item>
        <text:list-item>
          <text:p text:style-name="P18">Вызов метода initialize в конструкторе</text:p>
        </text:list-item>
        <text:list-item>
          <text:p text:style-name="P18"><text:soft-page-break/>Переопределение 4-х виртуальных методов, описанных выше, в соответствии с отведенными каждому ролями</text:p>
        </text:list-item>
        <text:list-item>
          <text:p text:style-name="P18">Определение реакции на сигналы от класса модели представления, и визуальное отображение измененных данных (виджет должен только подписываться на сигналы об изменении данных)</text:p>
        </text:list-item>
      </text:list>
      <text:p text:style-name="P5">При этом класс модели представления для каждого виджета должен реализовать все необходимые методы и сигналы для передачи данных от модели к виджету в нужном преобразованном виде.</text:p>
      <text:p text:style-name="P4">Таблицы стилей</text:p>
      <text:p text:style-name="P5">Графическое представление данного приложения в основном задается при помощи внешних каскадных стилевых таблиц. В них задаются цвета, размеры, изображения все компонент приложения во всех возможных состояниях. Это позволяет изменять внешний вид приложения без внесения каких-либо изменений в код программы.</text:p>
      <text:p text:style-name="P5">Стилевые таблицы построены с использованием системы Qt Stylesheets. Таблица стилей расположена во внешнем файле с расширением qss, путь к ней хранится в файле ресурсов приложения.</text:p>
      <text:p text:style-name="P5">Для загрузки стилевой таблицы виджеты имеют действия подобные данному:</text:p>
      <text:p text:style-name="P14">QFile styleSheetFile(":/qss/BookStyle");</text:p>
      <text:p text:style-name="P14">styleSheetFile.open(QIODevice::ReadOnly);</text:p>
      <text:p text:style-name="P14">this-&gt;setStyleSheet(styleSheetFile.readAll());</text:p>
      <text:p text:style-name="P4">Класс стандартного окна контента</text:p>
      <text:p text:style-name="P5">Данное приложение имеет единый каркас и все элементы содержимого (форма поиска книг, библиотеки, каталогов, настроек) – имеют схожую структуру и похожий вид. Для этого общая структура расположения и ограничения по содержимому – выделены в отдельный класс StandardContentView.</text:p>
      <text:p text:style-name="P5">Данный класс задает общий вид виджета со следующей структурой:</text:p>
      <text:p text:style-name="P12"><draw:frame draw:style-name="fr1" draw:name="Графический объект5" text:anchor-type="as-char" svg:width="12.649cm" svg:height="6.553cm" draw:z-index="4"><draw:image xlink:href="Pictures/2000000800006BE7000037EA4201F6FE.wmf" xlink:type="simple" xlink:show="embed" xlink:actuate="onLoad"/></draw:frame></text:p>
      <text:p text:style-name="P5">Все классы, наследующиеся от данного – должны лишь переопределить методы заполнения данных четырех областей, не изменяя ничего в общей структуре. Методы для переопределения данных <text:soft-page-break/>областей:</text:p>
      <text:list xml:id="list41221158" text:continue-numbering="true" text:style-name="RTF_5f_Num_20_2">
        <text:list-item>
          <text:p text:style-name="P17">virtual void addItemsToLeftBarPartLayout(QHBoxLayout* leftPartLayout);</text:p>
        </text:list-item>
        <text:list-item>
          <text:p text:style-name="P17">virtual void addItemsToRightBarPartLayout(QHBoxLayout* rightPartLayout);</text:p>
        </text:list-item>
        <text:list-item>
          <text:p text:style-name="P17">virtual void addItemsToLeftContentPartLayout(QHBoxLayout* leftPartLayout);</text:p>
        </text:list-item>
        <text:list-item>
          <text:p text:style-name="P17">virtual void addItemsToRightContentPartLayout(QHBoxLayout* rightPartLayou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1M39S</meta:editing-duration>
    <meta:editing-cycles>3</meta:editing-cycles>
    <meta:generator>OpenOffice.org/3.2$Win32 OpenOffice.org_project/320m12$Build-9483</meta:generator>
    <dc:date>2010-06-02T21:09:19.96</dc:date>
    <meta:document-statistic meta:table-count="0" meta:image-count="5" meta:object-count="0" meta:page-count="13" meta:paragraph-count="219" meta:word-count="2340" meta:character-count="18630"/>
    <dc:creator>svetlana egorova</dc:creator>
    <meta:user-defined meta:name="Info 1"/>
    <meta:user-defined meta:name="Info 2"/>
    <meta:user-defined meta:name="Info 3"/>
    <meta:user-defined meta:name="Info 4"/>
  </office:meta>
</office:document-meta>
</file>